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6.585cm" svg:y="0.339cm">
            <draw:object draw:notify-on-update-of-ranges="Sheet1.A2:Sheet1.A2 Sheet1.A3:Sheet1.A19 Sheet1.B2:Sheet1.B2 Sheet1.B3:Sheet1.B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4cm" svg:height="8.982cm" svg:x="16.539cm" svg:y="9.915cm">
            <draw:object draw:notify-on-update-of-ranges="Sheet1.A3:Sheet1.A19 Sheet1.B2:Sheet1.B2 Sheet1.B3:Sheet1.B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>
          <table:table-cell/>
          <table:table-cell office:value-type="string">
            <text:p>Actual</text:p>
          </table:table-cell>
          <table:table-cell/>
          <table:table-cell table:number-columns-repeated="4" office:value-type="string">
            <text:p>Estimation</text:p>
          </table:table-cell>
        </table:table-row>
        <table:table-row table:style-name="ro1">
          <table:table-cell office:value-type="string">
            <text:p>N assets</text:p>
          </table:table-cell>
          <table:table-cell office:value-type="string">
            <text:p>Time</text:p>
          </table:table-cell>
          <table:table-cell office:value-type="string">
            <text:p>Growth in time</text:p>
          </table:table-cell>
          <table:table-cell office:value-type="string">
            <text:p>Seconds</text:p>
          </table:table-cell>
          <table:table-cell office:value-type="string">
            <text:p>Minutes</text:p>
          </table:table-cell>
          <table:table-cell office:value-type="string">
            <text:p>Hours</text:p>
          </table:table-cell>
          <table:table-cell office:value-type="string">
            <text:p>day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44">
            <text:p>0.044</text:p>
          </table:table-cell>
          <table:table-cell/>
          <table:table-cell table:formula="of:=([.B2]*4)" office:value-type="float" office:value="0">
            <text:p>#VALUE!</text:p>
          </table:table-cell>
          <table:table-cell table:formula="of:=([.D3]/60)" office:value-type="float" office:value="0">
            <text:p>#VALUE!</text:p>
          </table:table-cell>
          <table:table-cell table:formula="of:=([.E3]/60)" office:value-type="float" office:value="0">
            <text:p>#VALUE!</text:p>
          </table:table-cell>
          <table:table-cell table:formula="of:=([.F3]/25)" office:value-type="float" office:value="0">
            <text:p>#VALUE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">
            <text:p>0.1</text:p>
          </table:table-cell>
          <table:table-cell table:formula="of:=([.B4]/[.B3])" office:value-type="float" office:value="2.27272727272727">
            <text:p>2.2727272727</text:p>
          </table:table-cell>
          <table:table-cell table:formula="of:=([.B3]*4)" office:value-type="float" office:value="0.176">
            <text:p>0.176</text:p>
          </table:table-cell>
          <table:table-cell table:formula="of:=([.D4]/60)" office:value-type="float" office:value="0.00293333333333333">
            <text:p>0.0029333333</text:p>
          </table:table-cell>
          <table:table-cell table:formula="of:=([.E4]/60)" office:value-type="float" office:value="0.0000488888888888889">
            <text:p>4.88888888888889E-005</text:p>
          </table:table-cell>
          <table:table-cell table:formula="of:=([.F4]/25)" office:value-type="float" office:value="0.00000195555555555556">
            <text:p>1.95555555555556E-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4">
            <text:p>0.4</text:p>
          </table:table-cell>
          <table:table-cell table:formula="of:=([.B5]/[.B4])" office:value-type="float" office:value="4">
            <text:p>4</text:p>
          </table:table-cell>
          <table:table-cell table:formula="of:=([.B4]*4)" office:value-type="float" office:value="0.4">
            <text:p>0.4</text:p>
          </table:table-cell>
          <table:table-cell table:formula="of:=([.D5]/60)" office:value-type="float" office:value="0.00666666666666667">
            <text:p>0.0066666667</text:p>
          </table:table-cell>
          <table:table-cell table:formula="of:=([.E5]/60)" office:value-type="float" office:value="0.000111111111111111">
            <text:p>0.0001111111</text:p>
          </table:table-cell>
          <table:table-cell table:formula="of:=([.F5]/25)" office:value-type="float" office:value="0.00000444444444444445">
            <text:p>4.44444444444445E-0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488">
            <text:p>1.488</text:p>
          </table:table-cell>
          <table:table-cell table:formula="of:=([.B6]/[.B5])" office:value-type="float" office:value="3.72">
            <text:p>3.72</text:p>
          </table:table-cell>
          <table:table-cell table:formula="of:=([.B5]*4)" office:value-type="float" office:value="1.6">
            <text:p>1.6</text:p>
          </table:table-cell>
          <table:table-cell table:formula="of:=([.D6]/60)" office:value-type="float" office:value="0.0266666666666667">
            <text:p>0.0266666667</text:p>
          </table:table-cell>
          <table:table-cell table:formula="of:=([.E6]/60)" office:value-type="float" office:value="0.000444444444444444">
            <text:p>0.0004444444</text:p>
          </table:table-cell>
          <table:table-cell table:formula="of:=([.F6]/25)" office:value-type="float" office:value="0.0000177777777777778">
            <text:p>1.77777777777778E-0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069">
            <text:p>6.069</text:p>
          </table:table-cell>
          <table:table-cell table:formula="of:=([.B7]/[.B6])" office:value-type="float" office:value="4.07862903225807">
            <text:p>4.0786290323</text:p>
          </table:table-cell>
          <table:table-cell table:formula="of:=([.B6]*4)" office:value-type="float" office:value="5.952">
            <text:p>5.952</text:p>
          </table:table-cell>
          <table:table-cell table:formula="of:=([.D7]/60)" office:value-type="float" office:value="0.0992">
            <text:p>0.0992</text:p>
          </table:table-cell>
          <table:table-cell table:formula="of:=([.E7]/60)" office:value-type="float" office:value="0.00165333333333333">
            <text:p>0.0016533333</text:p>
          </table:table-cell>
          <table:table-cell table:formula="of:=([.F7]/25)" office:value-type="float" office:value="0.0000661333333333333">
            <text:p>6.61333333333333E-0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.173">
            <text:p>24.173</text:p>
          </table:table-cell>
          <table:table-cell table:formula="of:=([.B8]/[.B7])" office:value-type="float" office:value="3.98302850551985">
            <text:p>3.9830285055</text:p>
          </table:table-cell>
          <table:table-cell table:formula="of:=([.B7]*4)" office:value-type="float" office:value="24.276">
            <text:p>24.276</text:p>
          </table:table-cell>
          <table:table-cell table:formula="of:=([.D8]/60)" office:value-type="float" office:value="0.4046">
            <text:p>0.4046</text:p>
          </table:table-cell>
          <table:table-cell table:formula="of:=([.E8]/60)" office:value-type="float" office:value="0.00674333333333333">
            <text:p>0.0067433333</text:p>
          </table:table-cell>
          <table:table-cell table:formula="of:=([.F8]/25)" office:value-type="float" office:value="0.000269733333333333">
            <text:p>0.00026973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.422">
            <text:p>90.422</text:p>
          </table:table-cell>
          <table:table-cell table:formula="of:=([.B9]/[.B8])" office:value-type="float" office:value="3.74061969966492">
            <text:p>3.7406196997</text:p>
          </table:table-cell>
          <table:table-cell table:formula="of:=([.B8]*4)" office:value-type="float" office:value="96.692">
            <text:p>96.692</text:p>
          </table:table-cell>
          <table:table-cell table:formula="of:=([.D9]/60)" office:value-type="float" office:value="1.61153333333333">
            <text:p>1.6115333333</text:p>
          </table:table-cell>
          <table:table-cell table:formula="of:=([.E9]/60)" office:value-type="float" office:value="0.0268588888888889">
            <text:p>0.0268588889</text:p>
          </table:table-cell>
          <table:table-cell table:formula="of:=([.F9]/25)" office:value-type="float" office:value="0.00107435555555556">
            <text:p>0.00107435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7*60+6.867" office:value-type="float" office:value="426.867">
            <text:p>426.867</text:p>
          </table:table-cell>
          <table:table-cell table:formula="of:=([.B10]/[.B9])" office:value-type="float" office:value="4.7208312136427">
            <text:p>4.7208312136</text:p>
          </table:table-cell>
          <table:table-cell table:formula="of:=([.B9]*4)" office:value-type="float" office:value="361.688">
            <text:p>361.688</text:p>
          </table:table-cell>
          <table:table-cell table:formula="of:=([.D10]/60)" office:value-type="float" office:value="6.02813333333333">
            <text:p>6.0281333333</text:p>
          </table:table-cell>
          <table:table-cell table:formula="of:=([.E10]/60)" office:value-type="float" office:value="0.100468888888889">
            <text:p>0.1004688889</text:p>
          </table:table-cell>
          <table:table-cell table:formula="of:=([.F10]/25)" office:value-type="float" office:value="0.00401875555555556">
            <text:p>0.004018755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29*60+35.68" office:value-type="float" office:value="1775.68">
            <text:p>1775.68</text:p>
          </table:table-cell>
          <table:table-cell table:formula="of:=([.B11]/[.B10])" office:value-type="float" office:value="4.15979684538744">
            <text:p>4.1597968454</text:p>
          </table:table-cell>
          <table:table-cell table:formula="of:=([.B10]*4)" office:value-type="float" office:value="1707.468">
            <text:p>1707.468</text:p>
          </table:table-cell>
          <table:table-cell table:formula="of:=([.D11]/60)" office:value-type="float" office:value="28.4578">
            <text:p>28.4578</text:p>
          </table:table-cell>
          <table:table-cell table:formula="of:=([.E11]/60)" office:value-type="float" office:value="0.474296666666667">
            <text:p>0.4742966667</text:p>
          </table:table-cell>
          <table:table-cell table:formula="of:=([.F11]/25)" office:value-type="float" office:value="0.0189718666666667">
            <text:p>0.01897186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100*60+11.3" office:value-type="float" office:value="6011.3">
            <text:p>6011.3</text:p>
          </table:table-cell>
          <table:table-cell table:formula="of:=([.B12]/[.B11])" office:value-type="float" office:value="3.38535096413768">
            <text:p>3.3853509641</text:p>
          </table:table-cell>
          <table:table-cell table:formula="of:=([.B11]*4)" office:value-type="float" office:value="7102.72">
            <text:p>7102.72</text:p>
          </table:table-cell>
          <table:table-cell table:formula="of:=([.D12]/60)" office:value-type="float" office:value="118.378666666667">
            <text:p>118.3786666667</text:p>
          </table:table-cell>
          <table:table-cell table:formula="of:=([.E12]/60)" office:value-type="float" office:value="1.97297777777778">
            <text:p>1.9729777778</text:p>
          </table:table-cell>
          <table:table-cell table:formula="of:=([.F12]/25)" office:value-type="float" office:value="0.0789191111111111">
            <text:p>0.07891911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formula="of:=([.D12]*4)" office:value-type="float" office:value="28410.88">
            <text:p>28410.88</text:p>
          </table:table-cell>
          <table:table-cell table:formula="of:=([.D13]/60)" office:value-type="float" office:value="473.514666666667">
            <text:p>473.5146666667</text:p>
          </table:table-cell>
          <table:table-cell table:formula="of:=([.E13]/60)" office:value-type="float" office:value="7.89191111111111">
            <text:p>7.8919111111</text:p>
          </table:table-cell>
          <table:table-cell table:formula="of:=([.F13]/25)" office:value-type="float" office:value="0.315676444444444">
            <text:p>0.31567644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formula="of:=([.D13]*4)" office:value-type="float" office:value="113643.52">
            <text:p>113643.52</text:p>
          </table:table-cell>
          <table:table-cell table:formula="of:=([.D14]/60)" office:value-type="float" office:value="1894.05866666667">
            <text:p>1894.0586666667</text:p>
          </table:table-cell>
          <table:table-cell table:formula="of:=([.E14]/60)" office:value-type="float" office:value="31.5676444444444">
            <text:p>31.5676444444</text:p>
          </table:table-cell>
          <table:table-cell table:formula="of:=([.F14]/25)" office:value-type="float" office:value="1.26270577777778">
            <text:p>1.262705777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formula="of:=([.D14]*4)" office:value-type="float" office:value="454574.08">
            <text:p>454574.08</text:p>
          </table:table-cell>
          <table:table-cell table:formula="of:=([.D15]/60)" office:value-type="float" office:value="7576.23466666667">
            <text:p>7576.2346666667</text:p>
          </table:table-cell>
          <table:table-cell table:formula="of:=([.E15]/60)" office:value-type="float" office:value="126.270577777778">
            <text:p>126.2705777778</text:p>
          </table:table-cell>
          <table:table-cell table:formula="of:=([.F15]/25)" office:value-type="float" office:value="5.05082311111111">
            <text:p>5.05082311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formula="of:=([.D15]*4)" office:value-type="float" office:value="1818296.32">
            <text:p>1818296.32</text:p>
          </table:table-cell>
          <table:table-cell table:formula="of:=([.D16]/60)" office:value-type="float" office:value="30304.9386666667">
            <text:p>30304.9386666667</text:p>
          </table:table-cell>
          <table:table-cell table:formula="of:=([.E16]/60)" office:value-type="float" office:value="505.082311111111">
            <text:p>505.0823111111</text:p>
          </table:table-cell>
          <table:table-cell table:formula="of:=([.F16]/25)" office:value-type="float" office:value="20.2032924444444">
            <text:p>20.203292444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table:formula="of:=([.D16]*4)" office:value-type="float" office:value="7273185.28">
            <text:p>7273185.28</text:p>
          </table:table-cell>
          <table:table-cell table:formula="of:=([.D17]/60)" office:value-type="float" office:value="121219.754666667">
            <text:p>121219.754666667</text:p>
          </table:table-cell>
          <table:table-cell table:formula="of:=([.E17]/60)" office:value-type="float" office:value="2020.32924444444">
            <text:p>2020.3292444445</text:p>
          </table:table-cell>
          <table:table-cell table:formula="of:=([.F17]/25)" office:value-type="float" office:value="80.8131697777778">
            <text:p>80.813169777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table:formula="of:=([.D17]*4)" office:value-type="float" office:value="29092741.12">
            <text:p>29092741.12</text:p>
          </table:table-cell>
          <table:table-cell table:formula="of:=([.D18]/60)" office:value-type="float" office:value="484879.018666667">
            <text:p>484879.018666667</text:p>
          </table:table-cell>
          <table:table-cell table:formula="of:=([.E18]/60)" office:value-type="float" office:value="8081.31697777778">
            <text:p>8081.3169777778</text:p>
          </table:table-cell>
          <table:table-cell table:formula="of:=([.F18]/25)" office:value-type="float" office:value="323.252679111111">
            <text:p>323.252679111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table:formula="of:=([.D18]*4)" office:value-type="float" office:value="116370964.48">
            <text:p>116370964.48</text:p>
          </table:table-cell>
          <table:table-cell table:formula="of:=([.D19]/60)" office:value-type="float" office:value="1939516.07466667">
            <text:p>1939516.07466667</text:p>
          </table:table-cell>
          <table:table-cell table:formula="of:=([.E19]/60)" office:value-type="float" office:value="32325.2679111111">
            <text:p>32325.2679111111</text:p>
          </table:table-cell>
          <table:table-cell table:formula="of:=([.F19]/25)" office:value-type="float" office:value="1293.01071644444">
            <text:p>1293.010716444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2:09:59</meta:creation-date>
    <meta:editing-duration>PT5S</meta:editing-duration>
    <meta:editing-cycles>3</meta:editing-cycles>
    <meta:generator>LibreOffice/3.5$Linux_X86_64 LibreOffice_project/350m1$Build-2</meta:generator>
    <dc:date>2012-10-25T12:10:19</dc:date>
    <meta:document-statistic meta:table-count="3" meta:cell-count="1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resolution="31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1cm" svg:y="4.174cm" style:legend-expansion="high" chart:style-name="ch2"/>
        <chart:plot-area chart:style-name="ch3" table:cell-range-address="Sheet1.A2:Sheet1.B19" chart:data-source-has-labels="both" svg:x="1.385cm" svg:y="0.855cm" svg:width="11.996cm" svg:height="6.93cm">
          <chartooo:coordinate-region svg:x="2.271cm" svg:y="1.082cm" svg:width="10.949cm" svg:height="6.003cm"/>
          <chart:axis chart:dimension="x" chart:name="primary-x" chart:style-name="ch4" chartooo:axis-type="auto">
            <chartooo:date-scale/>
            <chart:title svg:x="6.823cm" svg:y="7.965cm" chart:style-name="ch5">
              <text:p>N assets</text:p>
            </chart:title>
            <chart:categories table:cell-range-address="Sheet1.A3:Sheet1.A19"/>
          </chart:axis>
          <chart:axis chart:dimension="y" chart:name="primary-y" chart:style-name="ch4">
            <chart:title svg:x="0.451cm" svg:y="5.29cm" chart:style-name="ch6">
              <text:p>Time in seconds</text:p>
            </chart:title>
            <chart:grid chart:style-name="ch7" chart:class="major"/>
          </chart:axis>
          <chart:series chart:style-name="ch8" chart:values-cell-range-address="Sheet1.B3:Sheet1.B19" chart:label-cell-address="Sheet1.B2:Sheet1.B2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3:Sheet1.A19</svg:desc>
                </draw:g>
              </table:table-cell>
              <table:table-cell office:value-type="float" office:value="0.044">
                <text:p>0.044</text:p>
                <draw:g>
                  <svg:desc>Sheet1.B3:Sheet1.B19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488">
                <text:p>1.4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.069">
                <text:p>6.06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.173">
                <text:p>24.17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0.422">
                <text:p>90.42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26.867">
                <text:p>426.8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75.68">
                <text:p>1775.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011.3">
                <text:p>6011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83cm" xlink:href=".." xlink:type="simple" chart:class="chart:line" chart:style-name="ch1">
        <chart:legend chart:legend-position="end" svg:x="14.016cm" svg:y="4.165cm" style:legend-expansion="high" chart:style-name="ch2"/>
        <chart:plot-area chart:style-name="ch3" table:cell-range-address="Sheet1.A3:Sheet1.B19 Sheet1.B2:Sheet1.B2" chart:data-source-has-labels="both" svg:x="1.384cm" svg:y="0.851cm" svg:width="11.994cm" svg:height="6.918cm">
          <chartooo:coordinate-region svg:x="2.429cm" svg:y="1.077cm" svg:width="10.788cm" svg:height="5.992cm"/>
          <chart:axis chart:dimension="x" chart:name="primary-x" chart:style-name="ch4" chartooo:axis-type="auto">
            <chartooo:date-scale/>
            <chart:title svg:x="6.821cm" svg:y="7.948cm" chart:style-name="ch5">
              <text:p>N assets</text:p>
            </chart:title>
            <chart:categories table:cell-range-address="Sheet1.A3:Sheet1.A19"/>
          </chart:axis>
          <chart:axis chart:dimension="y" chart:name="primary-y" chart:style-name="ch6">
            <chart:title svg:x="0.451cm" svg:y="5.479cm" chart:style-name="ch7">
              <text:p>Time in log seconds</text:p>
            </chart:title>
            <chart:grid chart:style-name="ch8" chart:class="major"/>
          </chart:axis>
          <chart:series chart:style-name="ch9" chart:values-cell-range-address="Sheet1.B3:Sheet1.B19" chart:label-cell-address="Sheet1.B2:Sheet1.B2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3:Sheet1.A19</svg:desc>
                </draw:g>
              </table:table-cell>
              <table:table-cell office:value-type="float" office:value="0.044">
                <text:p>0.044</text:p>
                <draw:g>
                  <svg:desc>Sheet1.B3:Sheet1.B19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488">
                <text:p>1.4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.069">
                <text:p>6.06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.173">
                <text:p>24.17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0.422">
                <text:p>90.42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26.867">
                <text:p>426.8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75.68">
                <text:p>1775.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011.3">
                <text:p>6011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